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2874in" svg:height="7.7669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2:23:47.89624481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03T12:26:02.277600072</dc:date>
    <meta:editing-duration>PT52M54S</meta:editing-duration>
    <meta:editing-cycles>26</meta:editing-cycles>
    <meta:generator>LibreOffice/4.2.6.3$Linux_X86_64 LibreOffice_project/420m0$Build-3</meta:generator>
    <meta:document-statistic meta:table-count="1" meta:cell-count="5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4.071cm" svg:height="19.729cm" xlink:href=".." xlink:type="simple" chart:class="chart:line" chart:style-name="ch1">
        <chart:title svg:x="25.893cm" svg:y="0.53cm" chart:style-name="ch2">
          <text:p>Statystyka</text:p>
        </chart:title>
        <chart:subtitle svg:x="25.126cm" svg:y="1.703cm" chart:style-name="ch3">
          <text:p>Ilość linii kodu .cpp/.h</text:p>
        </chart:subtitle>
        <chart:plot-area chart:style-name="ch4" table:cell-range-address="Arkusz1.A1:Arkusz1.B40 Arkusz1.D1:Arkusz1.D40" chart:data-source-has-labels="column" svg:x="1.531cm" svg:y="3.174cm" svg:width="50.378cm" svg:height="15.036cm">
          <chartooo:coordinate-region svg:x="2.708cm" svg:y="3.373cm" svg:width="49.201cm" svg:height="14.217cm"/>
          <chart:axis chart:dimension="x" chart:name="primary-x" chart:style-name="ch5" chartooo:axis-type="auto">
            <chartooo:date-scale/>
            <chart:title svg:x="26.194cm" svg:y="18.604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